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/>
          <table:table-cell office:value-type="string" calcext:value-type="string">
            <text:p>Area </text:p>
          </table:table-cell>
          <table:table-cell office:value-type="string" calcext:value-type="string">
            <text:p>Perimetro <text:s/></text:p>
          </table:table-cell>
          <table:table-cell office:value-type="string" calcext:value-type="string">
            <text:p>Raggio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09.81" calcext:value-type="float">
            <text:p>14609,81</text:p>
          </table:table-cell>
          <table:table-cell office:value-type="float" office:value="428.48" calcext:value-type="float">
            <text:p>428,48</text:p>
          </table:table-cell>
          <table:table-cell office:value-type="float" office:value="68.19" calcext:value-type="float">
            <text:p>68,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144.45" calcext:value-type="float">
            <text:p>29144,45</text:p>
          </table:table-cell>
          <table:table-cell office:value-type="float" office:value="605.18" calcext:value-type="float">
            <text:p>605,18</text:p>
          </table:table-cell>
          <table:table-cell office:value-type="float" office:value="96.32" calcext:value-type="float">
            <text:p>96,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785.28" calcext:value-type="float">
            <text:p>43785,28</text:p>
          </table:table-cell>
          <table:table-cell office:value-type="float" office:value="741.77" calcext:value-type="float">
            <text:p>741,77</text:p>
          </table:table-cell>
          <table:table-cell office:value-type="float" office:value="118.06" calcext:value-type="float">
            <text:p>118,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291.53" calcext:value-type="float">
            <text:p>57291,53</text:p>
          </table:table-cell>
          <table:table-cell office:value-type="float" office:value="848.5" calcext:value-type="float">
            <text:p>848,5</text:p>
          </table:table-cell>
          <table:table-cell office:value-type="float" office:value="135.04" calcext:value-type="float">
            <text:p>135,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946.49" calcext:value-type="float">
            <text:p>70946,49</text:p>
          </table:table-cell>
          <table:table-cell office:value-type="float" office:value="944.21" calcext:value-type="float">
            <text:p>944,21</text:p>
          </table:table-cell>
          <table:table-cell office:value-type="float" office:value="150.28" calcext:value-type="float">
            <text:p>150,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598.88" calcext:value-type="float">
            <text:p>84598,88</text:p>
          </table:table-cell>
          <table:table-cell office:value-type="float" office:value="1031.07" calcext:value-type="float">
            <text:p>1031,07</text:p>
          </table:table-cell>
          <table:table-cell office:value-type="float" office:value="164.1" calcext:value-type="float">
            <text:p>164,1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00.5" calcext:value-type="float">
            <text:p>15600,5</text:p>
          </table:table-cell>
          <table:table-cell office:value-type="float" office:value="442.77" calcext:value-type="float">
            <text:p>442,77</text:p>
          </table:table-cell>
          <table:table-cell office:value-type="float" office:value="70.47" calcext:value-type="float">
            <text:p>70,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93.84" calcext:value-type="float">
            <text:p>16993,84</text:p>
          </table:table-cell>
          <table:table-cell office:value-type="float" office:value="462.12" calcext:value-type="float">
            <text:p>462,12</text:p>
          </table:table-cell>
          <table:table-cell office:value-type="float" office:value="73.55" calcext:value-type="float">
            <text:p>73,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954.2" calcext:value-type="float">
            <text:p>18954,2</text:p>
          </table:table-cell>
          <table:table-cell office:value-type="float" office:value="488.04" calcext:value-type="float">
            <text:p>488,04</text:p>
          </table:table-cell>
          <table:table-cell office:value-type="float" office:value="77.67" calcext:value-type="float">
            <text:p>77,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99" calcext:value-type="float">
            <text:p>25099</text:p>
          </table:table-cell>
          <table:table-cell office:value-type="float" office:value="561.61" calcext:value-type="float">
            <text:p>561,61</text:p>
          </table:table-cell>
          <table:table-cell office:value-type="float" office:value="89.38" calcext:value-type="float">
            <text:p>89,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784.95" calcext:value-type="float">
            <text:p>26784,95</text:p>
          </table:table-cell>
          <table:table-cell office:value-type="float" office:value="580.16" calcext:value-type="float">
            <text:p>580,16</text:p>
          </table:table-cell>
          <table:table-cell office:value-type="float" office:value="92.34" calcext:value-type="float">
            <text:p>92,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294.67" calcext:value-type="float">
            <text:p>28294,67</text:p>
          </table:table-cell>
          <table:table-cell office:value-type="float" office:value="596.29" calcext:value-type="float">
            <text:p>596,29</text:p>
          </table:table-cell>
          <table:table-cell office:value-type="float" office:value="94.9" calcext:value-type="float">
            <text:p>94,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695.76" calcext:value-type="float">
            <text:p>29695,76</text:p>
          </table:table-cell>
          <table:table-cell office:value-type="float" office:value="610.87" calcext:value-type="float">
            <text:p>610,87</text:p>
          </table:table-cell>
          <table:table-cell office:value-type="float" office:value="97.22" calcext:value-type="float">
            <text:p>97,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313.99" calcext:value-type="float">
            <text:p>31313,99</text:p>
          </table:table-cell>
          <table:table-cell office:value-type="float" office:value="627.3" calcext:value-type="float">
            <text:p>627,3</text:p>
          </table:table-cell>
          <table:table-cell office:value-type="float" office:value="99.84" calcext:value-type="float">
            <text:p>99,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976.06" calcext:value-type="float">
            <text:p>32976,06</text:p>
          </table:table-cell>
          <table:table-cell office:value-type="float" office:value="643.73" calcext:value-type="float">
            <text:p>643,73</text:p>
          </table:table-cell>
          <table:table-cell office:value-type="float" office:value="102.45" calcext:value-type="float">
            <text:p>102,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523.82" calcext:value-type="float">
            <text:p>39523,82</text:p>
          </table:table-cell>
          <table:table-cell office:value-type="float" office:value="704.75" calcext:value-type="float">
            <text:p>704,75</text:p>
          </table:table-cell>
          <table:table-cell office:value-type="float" office:value="112.16" calcext:value-type="float">
            <text:p>112,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041.2" calcext:value-type="float">
            <text:p>41041,2</text:p>
          </table:table-cell>
          <table:table-cell office:value-type="float" office:value="718.15" calcext:value-type="float">
            <text:p>718,15</text:p>
          </table:table-cell>
          <table:table-cell office:value-type="float" office:value="114.3" calcext:value-type="float">
            <text:p>114,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682.47" calcext:value-type="float">
            <text:p>42682,47</text:p>
          </table:table-cell>
          <table:table-cell office:value-type="float" office:value="732.37" calcext:value-type="float">
            <text:p>732,37</text:p>
          </table:table-cell>
          <table:table-cell office:value-type="float" office:value="116.56" calcext:value-type="float">
            <text:p>116,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013.36" calcext:value-type="float">
            <text:p>44013,36</text:p>
          </table:table-cell>
          <table:table-cell office:value-type="float" office:value="743.7" calcext:value-type="float">
            <text:p>743,7</text:p>
          </table:table-cell>
          <table:table-cell office:value-type="float" office:value="118.36" calcext:value-type="float">
            <text:p>118,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627.78" calcext:value-type="float">
            <text:p>45627,78</text:p>
          </table:table-cell>
          <table:table-cell office:value-type="float" office:value="757.22" calcext:value-type="float">
            <text:p>757,22</text:p>
          </table:table-cell>
          <table:table-cell office:value-type="float" office:value="120.51" calcext:value-type="float">
            <text:p>120,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129.51" calcext:value-type="float">
            <text:p>47129,51</text:p>
          </table:table-cell>
          <table:table-cell office:value-type="float" office:value="769.58" calcext:value-type="float">
            <text:p>769,58</text:p>
          </table:table-cell>
          <table:table-cell office:value-type="float" office:value="122.48" calcext:value-type="float">
            <text:p>122,48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19.07" calcext:value-type="float">
            <text:p>20619,07</text:p>
          </table:table-cell>
          <table:table-cell office:value-type="float" office:value="509.03" calcext:value-type="float">
            <text:p>509,03</text:p>
          </table:table-cell>
          <table:table-cell office:value-type="float" office:value="81.01" calcext:value-type="float">
            <text:p>81,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02.95" calcext:value-type="float">
            <text:p>22202,95</text:p>
          </table:table-cell>
          <table:table-cell office:value-type="float" office:value="528.21" calcext:value-type="float">
            <text:p>528,21</text:p>
          </table:table-cell>
          <table:table-cell office:value-type="float" office:value="84.07" calcext:value-type="float">
            <text:p>84,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682.67" calcext:value-type="float">
            <text:p>23682,67</text:p>
          </table:table-cell>
          <table:table-cell office:value-type="float" office:value="545.53" calcext:value-type="float">
            <text:p>545,53</text:p>
          </table:table-cell>
          <table:table-cell office:value-type="float" office:value="86.82" calcext:value-type="float">
            <text:p>86,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964.03" calcext:value-type="float">
            <text:p>33964,03</text:p>
          </table:table-cell>
          <table:table-cell office:value-type="float" office:value="653.3" calcext:value-type="float">
            <text:p>653,3</text:p>
          </table:table-cell>
          <table:table-cell office:value-type="float" office:value="103.98" calcext:value-type="float">
            <text:p>103,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904" calcext:value-type="float">
            <text:p>38904</text:p>
          </table:table-cell>
          <table:table-cell office:value-type="float" office:value="699.2" calcext:value-type="float">
            <text:p>699,2</text:p>
          </table:table-cell>
          <table:table-cell office:value-type="float" office:value="111.28" calcext:value-type="float">
            <text:p>111,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736" calcext:value-type="float">
            <text:p>46736</text:p>
          </table:table-cell>
          <table:table-cell office:value-type="float" office:value="766.36" calcext:value-type="float">
            <text:p>766,36</text:p>
          </table:table-cell>
          <table:table-cell office:value-type="float" office:value="121.97" calcext:value-type="float">
            <text:p>121,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775.26" calcext:value-type="float">
            <text:p>53775,26</text:p>
          </table:table-cell>
          <table:table-cell office:value-type="float" office:value="822.05" calcext:value-type="float">
            <text:p>822,05</text:p>
          </table:table-cell>
          <table:table-cell office:value-type="float" office:value="130.83" calcext:value-type="float">
            <text:p>130,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8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0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2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7">00/00/0000</text:date>, <text:time style:data-style-name="N2" text:time-value="14:07:23.377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4:00:47.803000000</meta:creation-date>
    <dc:date>2019-02-17T14:08:21.466000000</dc:date>
    <meta:editing-duration>PT2M43S</meta:editing-duration>
    <meta:editing-cycles>2</meta:editing-cycles>
    <meta:generator>LibreOffice/5.1.3.2$Windows_x86 LibreOffice_project/644e4637d1d8544fd9f56425bd6cec110e49301b</meta:generator>
    <meta:document-statistic meta:table-count="1" meta:cell-count="115" meta:object-count="0"/>
  </office:meta>
</office:document-meta>
</file>